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114.35pt"/>
    </style:style>
    <style:style style:name="co4" style:family="table-column">
      <style:table-column-properties fo:break-before="auto" style:column-width="230.85pt"/>
    </style:style>
    <style:style style:name="co5" style:family="table-column">
      <style:table-column-properties fo:break-before="auto" style:column-width="197.21pt"/>
    </style:style>
    <style:style style:name="co6" style:family="table-column">
      <style:table-column-properties fo:break-before="auto" style:column-width="161.4pt"/>
    </style:style>
    <style:style style:name="co7" style:family="table-column">
      <style:table-column-properties fo:break-before="auto" style:column-width="331.9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50.86pt"/>
    </style:style>
    <style:style style:name="co10" style:family="table-column">
      <style:table-column-properties fo:break-before="auto" style:column-width="183.15pt"/>
    </style:style>
    <style:style style:name="co11" style:family="table-column">
      <style:table-column-properties fo:break-before="auto" style:column-width="374.06pt"/>
    </style:style>
    <style:style style:name="co12" style:family="table-column">
      <style:table-column-properties fo:break-before="auto" style:column-width="216.14pt"/>
    </style:style>
    <style:style style:name="co13" style:family="table-column">
      <style:table-column-properties fo:break-before="auto" style:column-width="143.86pt"/>
    </style:style>
    <style:style style:name="co14" style:family="table-column">
      <style:table-column-properties fo:break-before="auto" style:column-width="70.16pt"/>
    </style:style>
    <style:style style:name="co15" style:family="table-column">
      <style:table-column-properties fo:break-before="auto" style:column-width="96.8pt"/>
    </style:style>
    <style:style style:name="co16" style:family="table-column">
      <style:table-column-properties fo:break-before="auto" style:column-width="240.69pt"/>
    </style:style>
    <style:style style:name="co17" style:family="table-column">
      <style:table-column-properties fo:break-before="auto" style:column-width="24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94.05pt" fo:break-before="auto" style:use-optimal-row-height="true"/>
    </style:style>
    <style:style style:name="ro5" style:family="table-row">
      <style:table-row-properties style:row-height="47.71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82.46pt" fo:break-before="auto" style:use-optimal-row-height="true"/>
    </style:style>
    <style:style style:name="ro9" style:family="table-row">
      <style:table-row-properties style:row-height="55.19pt" fo:break-before="auto" style:use-optimal-row-height="true"/>
    </style:style>
    <style:style style:name="ro10" style:family="table-row">
      <style:table-row-properties style:row-height="163.59pt" fo:break-before="auto" style:use-optimal-row-height="true"/>
    </style:style>
    <style:style style:name="ro11" style:family="table-row">
      <style:table-row-properties style:row-height="40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99ff"/>
    </style:style>
    <style:style style:name="ce7" style:family="table-cell" style:parent-style-name="Default">
      <style:table-cell-properties fo:background-color="#99ff33"/>
    </style:style>
    <style:style style:name="ce8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c3c3c" style:font-name="Ubuntu" fo:country="none" style:country-asian="none" style:country-complex="none" style:font-name-asian="Ubuntu" style:font-name-complex="Ubuntu" style:font-size-asian="6.40000009536743pt" style:font-size-complex="6.40000009536743pt"/>
    </style:style>
  </office:automatic-styles>
  <office:body>
    <office:spreadsheet>
      <table:calculation-settings table:automatic-find-labels="fals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Daemon/Service name</text:p>
          </table:table-cell>
          <table:table-cell table:style-name="ce1" office:value-type="string" calcext:value-type="string">
            <text:p>Path on target</text:p>
          </table:table-cell>
          <table:table-cell table:style-name="ce1" office:value-type="string" calcext:value-type="string">
            <text:p>Purpose/functionalities</text:p>
          </table:table-cell>
          <table:table-cell table:style-name="ce1" office:value-type="string" calcext:value-type="string">
            <text:p>Usage/Invoke method</text:p>
          </table:table-cell>
          <table:table-cell table:style-name="ce1" office:value-type="string" calcext:value-type="string">
            <text:p>Related configuration file</text:p>
          </table:table-cell>
          <table:table-cell table:style-name="ce1" office:value-type="string" calcext:value-type="string">
            <text:p>Source Path</text:p>
          </table:table-cell>
        </table:table-row>
        <table:table-row table:style-name="ro2">
          <table:table-cell/>
          <table:table-cell office:value-type="string" calcext:value-type="string">
            <text:p>lbd</text:p>
          </table:table-cell>
          <table:table-cell office:value-type="string" calcext:value-type="string">
            <text:p>/usr/sbin/lbd</text:p>
          </table:table-cell>
          <table:table-cell office:value-type="string" calcext:value-type="string">
            <text:p>Single AP - band steering</text:p>
          </table:table-cell>
          <table:table-cell office:value-type="string" calcext:value-type="string">
            <text:p>uci set lbd.@config[0].Enable=1</text:p>
            <text:p>uci commit lbd</text:p>
            <text:p>/etc/init.d/lbd star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yd</text:p>
          </table:table-cell>
          <table:table-cell/>
          <table:table-cell office:value-type="string" calcext:value-type="string">
            <text:p>Multiple AP Steering on 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epacd_init</text:p>
          </table:table-cell>
          <table:table-cell table:number-columns-repeated="2"/>
          <table:table-cell office:value-type="string" calcext:value-type="string">
            <text:p>uci set repacd.repacd.Enable=1</text:p>
            <text:p>uci commit repacd</text:p>
            <text:p>/etc/init.d/repacd start</text:p>
          </table:table-cell>
          <table:table-cell/>
          <table:table-cell office:value-type="string" calcext:value-type="string">
            <text:p>./qca/feeds/whc/qca-whc-repacd/files/repacd.init</text:p>
          </table:table-cell>
        </table:table-row>
        <table:table-row table:style-name="ro4">
          <table:table-cell/>
          <table:table-cell table:style-name="ce2" office:value-type="string" calcext:value-type="string">
            <text:p>repacd-run.sh</text:p>
          </table:table-cell>
          <table:table-cell office:value-type="string" calcext:value-type="string">
            <text:p>/usr/sbin/repacd-run.sh</text:p>
          </table:table-cell>
          <table:table-cell office:value-type="string" calcext:value-type="string">
            <text:p>check gw</text:p>
            <text:p/>
            <text:p>Periodically scan bssid rate and tigger best uplink selection algorithm</text:p>
          </table:table-cell>
          <table:table-cell/>
          <table:table-cell office:value-type="string" calcext:value-type="string">
            <text:p>/var/run/repacd.pipe</text:p>
          </table:table-cell>
          <table:table-cell table:style-name="ce4" office:value-type="string" calcext:value-type="string">
            <text:p>qca/src/qca-whc-repacd/src/repacd-run.sh</text:p>
            <text:p>./src/qca-whc-repacd/lib/repacd-gwmon.sh</text:p>
            <text:p>repacd-ethmon.sh</text:p>
            <text:p>repacd-gwmon.sh</text:p>
            <text:p>repacd-led.sh</text:p>
            <text:p>repacd-lp.sh</text:p>
            <text:p>repacd-netdet.sh</text:p>
            <text:p>repacd-wifimon.sh</text:p>
          </table:table-cell>
        </table:table-row>
        <table:table-row table:style-name="ro1">
          <table:table-cell table:number-columns-repeated="7"/>
        </table:table-row>
        <table:table-row table:style-name="ro5">
          <table:table-cell/>
          <table:table-cell office:value-type="string" calcext:value-type="string">
            <text:p>hyd</text:p>
          </table:table-cell>
          <table:table-cell/>
          <table:table-cell office:value-type="string" calcext:value-type="string">
            <text:p>Hy-Fi networks make use of multiple interfaces </text:p>
            <text:p>Concurrently.</text:p>
            <text:p>Multi-path selection</text:p>
            <text:p>Hy-Fi Daem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yd.init </text:p>
          </table:table-cell>
          <table:table-cell table:number-columns-repeated="4"/>
          <table:table-cell office:value-type="string" calcext:value-type="string">
            <text:p>~/work/bak_spf40/chipcode/qsdk/package/feeds/hyfi/qca-hyd/files/hyd.init</text:p>
          </table:table-cell>
        </table:table-row>
        <table:table-row table:style-name="ro6">
          <table:table-cell/>
          <table:table-cell office:value-type="string" calcext:value-type="string">
            <text:p>wsplcd</text:p>
          </table:table-cell>
          <table:table-cell/>
          <table:table-cell office:value-type="string" calcext:value-type="string">
            <text:p>Hy-Fi Security &amp; Configuration Daemon: </text:p>
            <text:p>IEEE1905 AP Auto-Configuration Daemon</text:p>
          </table:table-cell>
          <table:table-cell table:number-columns-repeated="2"/>
          <table:table-cell office:value-type="string" calcext:value-type="string">
            <text:p>qca/src/qca-wsplcd</text:p>
          </table:table-cell>
        </table:table-row>
        <table:table-row table:style-name="ro1">
          <table:table-cell/>
          <table:table-cell office:value-type="string" calcext:value-type="string">
            <text:p>hyd.ini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 calcext:value-type="string">
            <text:p>acd</text:p>
          </table:table-cell>
          <table:table-cell/>
          <table:table-cell office:value-type="string" calcext:value-type="string">
            <text:p>Hy-Fi Auto-Configuration Daemon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csd</text:p>
          </table:table-cell>
          <table:table-cell/>
          <table:table-cell office:value-type="string" calcext:value-type="string">
            <text:p>multicast blah blah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lldp</text:p>
          </table:table-cell>
          <table:table-cell office:value-type="string" calcext:value-type="string">
            <text:p>/usr/sbin/lldpd</text:p>
          </table:table-cell>
          <table:table-cell office:value-type="string" calcext:value-type="string">
            <text:p>open source packag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/etc/init.d/hyfi-bridging</text:p>
          </table:table-cell>
          <table:table-cell table:number-columns-repeated="3"/>
          <table:table-cell office:value-type="string" calcext:value-type="string">
            <text:p>~/work/bak_spf40/chipcode/qsdk/package/feeds/hyfi/qca-hyfi-bridge</text:p>
          </table:table-cell>
        </table:table-row>
        <table:table-row table:style-name="ro1">
          <table:table-cell/>
          <table:table-cell office:value-type="string" calcext:value-type="string">
            <text:p>hyctl</text:p>
          </table:table-cell>
          <table:table-cell table:number-columns-repeated="4"/>
          <table:table-cell office:value-type="string" calcext:value-type="string">
            <text:p>~/work/bak_spf40/chipcode/qsdk/qca/src/qca-hyctl</text:p>
          </table:table-cell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pacd_notes" table:style-name="ta1"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ce3"/>
        <table:table-column table:style-name="co8" table:default-cell-style-name="Default"/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line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epacd_init</text:p>
          </table:table-cell>
          <table:table-cell office:value-type="float" office:value="2485" calcext:value-type="float">
            <text:p>248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epacd-run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epacd_wifimon.sh</text:p>
          </table:table-cell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pacd_netdet.sh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pacd_l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acd_gwmon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pacd_ethmon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repacd_in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estart_in_re_mode</text:p>
          </table:table-cell>
          <table:table-cell office:value-type="string" calcext:value-type="string">
            <text:p><text:s/>For client to run into RE mode, ex. Setop box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start_in_noncap_mode</text:p>
          </table:table-cell>
          <table:table-cell office:value-type="string" calcext:value-type="string">
            <text:p>restart_in_noncap_mode --&gt; when GW is not accessed through eth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7">
          <table:table-cell table:number-columns-repeated="4"/>
          <table:table-cell office:value-type="string" calcext:value-type="string">
            <text:p>restart_in_cap_mode</text:p>
          </table:table-cell>
          <table:table-cell office:value-type="string" calcext:value-type="string">
            <text:p>when GW is accessed through ETH, Run in CAP or AP mode according to <text:s/>GatewayConnectedMode setup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start</text:p>
          </table:table-cell>
          <table:table-cell office:value-type="string" calcext:value-type="string">
            <text:p>Entry point</text:p>
            <text:p>managed_network = ‘lan’, one network onl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-&gt; __repacd_config_wps_pbc_enhc</text:p>
          </table:table-cell>
          <table:table-cell office:value-type="string" calcext:value-type="string">
            <text:p>only enable_wps_pbc_enhc=1 when QWRAP /ExtAP</text:p>
          </table:table-cell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--&gt; Check if reset config? (OpenWRT+None security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-&gt; __repacd_enable_wifi</text:p>
          </table:table-cell>
          <table:table-cell office:value-type="string" calcext:value-type="string">
            <text:p>enable all wireless interface in configur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-&gt; if __repacd_gw_mode || RE </text:p>
          </table:table-cell>
          <table:table-cell office:value-type="string" calcext:value-type="string">
            <text:p>if traffic_separation_enabled <text:s/>→ create guest interface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./qca/feeds/whc/qca-whc-init/files/whc-debug.sh</text:p>
          </table:table-cell>
          <table:table-cell table:number-columns-repeated="2"/>
          <table:table-cell office:value-type="string" calcext:value-type="string">
            <text:p>--&gt; __repacd_set_firewall_rules</text:p>
          </table:table-cell>
          <table:table-cell office:value-type="string" calcext:value-type="string">
            <text:p>setup firewall rules!? <text:s/>DHCP related rules.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-&gt; __repacd_reconfig_sta_vaps</text:p>
          </table:table-cell>
          <table:table-cell office:value-type="string" calcext:value-type="string">
            <text:p>traffic_separation_enabled – &gt; create -spl interfaces.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--&gt; __repacd_config_gwcon_ap_mode</text:p>
          </table:table-cell>
          <table:table-cell office:value-type="string" calcext:value-type="string">
            <text:p>configure CAP interfaces</text:p>
            <text:p>If CAP ---&gt; </text:p>
            <text:p>        wsplcd_mode='REGISTRAR'</text:p>
            <text:p>        son_mode='HYROUTER'</text:p>
            <text:p>    else</text:p>
            <text:p>        wsplcd_mode='ENROLLEE'</text:p>
            <text:p>        son_mode='HYCLIENT'</text:p>
          </table:table-cell>
          <table:table-cell office:value-type="string" calcext:value-type="string">
            <text:p>!!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&gt; __repacd_configure_wsplcd</text:p>
          </table:table-cell>
          <table:table-cell table:number-columns-repeated="2"/>
        </table:table-row>
        <table:table-row table:style-name="ro6">
          <table:table-cell table:number-columns-repeated="4"/>
          <table:table-cell office:value-type="string" calcext:value-type="string">
            <text:p>--&gt; __repacd_configure_son</text:p>
          </table:table-cell>
          <table:table-cell office:value-type="string" calcext:value-type="string">
            <text:p>change settings relatted to hyd/lbd </text:p>
            <text:p>Hyd: hyinit?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Note” </text:p>
            <text:p>If traffic_separation_active is enabled, RE has to connect to the -spcl and this is strange if CAP and RE is with different settings.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--&gt; __repacd_restart_dependencies</text:p>
          </table:table-cell>
          <table:table-cell office:value-type="string" calcext:value-type="string">
            <text:p>Stop wsplcd </text:p>
            <text:p>Stop hyd</text:p>
            <text:p>Stop hybridge</text:p>
            <text:p><text:span text:style-name="T1">/sbin/wifi                 --&gt; Restart WIFI</text:span></text:p>
            <text:p>Start wsplcd</text:p>
            <text:p>hyd_init start</text:p>
            <text:p>Ethernet Monitoring:</text:p>
            <text:p><text:span text:style-name="T1">repacd_netdet_lldpd_init start</text:span>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table:style-name="ce6" office:value-type="string" calcext:value-type="string">
            <text:p>repacd_wifimon_che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__gwmon_check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repacd_wifimon_check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WPS" table:style-name="ta1"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"/>
        <table:table-column table:style-name="co17" table:default-cell-style-name="ce3"/>
        <table:table-column table:style-name="co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/etc/hotplug.d/button#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/etc/hotplug.d/button# vi 54-wps-extend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/usr/sbin/wps_enhc -b /var/run/wifi-wps-enhc-extn.pid -n $num \</text:p>
            <text:p>                                -d 128 -l /var/run/wifi-wps-enhc-extn.log</text:p>
            <text:p/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AP</text:p>
          </table:table-cell>
          <table:table-cell office:value-type="string" calcext:value-type="string">
            <text:p>NonCAP/RE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nfig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40-wsplcd <text:s/>→ IEEE 1905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uci <text:s/>get wsplcd.config.HyFiSecurity</text:p>
          </table:table-cell>
          <table:table-cell office:value-type="string" calcext:value-type="string">
            <text:p>/var/run/wsplc.pip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50-w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if no /var/run/wifi-wps-enhc-extn.conf </text:p>
          </table:table-cell>
          <table:table-cell office:value-type="string" calcext:value-type="string">
            <text:p>hostapd_cli -i ath0 -P /var/run/hostapd_cli-ath0.pid -a /lib/wifi/wps-hostapd-update-uci – wps_pbc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52-wps-supplica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if /var/run/wifi-wps-enhc-extn.conf </text:p>
          </table:table-cell>
          <table:table-cell table:style-name="ce9" office:value-type="string" calcext:value-type="string">
            <text:p><text:span text:style-name="T2">wpa_cli -p /var/run/wpa_supplicant-ath11 -a /lib/wifi/wps-supplicant-update-uci -P /var/run/wps-hotplug-a</text:span></text:p>
            <text:p/>
            <text:p>wpa_cli -p "$dir" wps_pb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3-wps-repac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/var/run/repacd.pipe </text:p>
          </table:table-cell>
          <table:table-cell office:value-type="string" calcext:value-type="string">
            <text:p>Repacd-wifimon.sh &lt; pipe (wps_pbc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4-wps-exten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f /var/run/wifi-wps-enhc-extn.conf </text:p>
          </table:table-cell>
          <table:table-cell office:value-type="string" calcext:value-type="string">
            <text:p>/usr/sbin/wps_enh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7">
          <table:table-cell table:number-columns-repeated="2"/>
          <table:table-cell table:style-name="ce8" office:value-type="string" calcext:value-type="string">
            <text:p>!!!!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{wps-hostapd-upd} /bin/sh /lib/wifi/wps-hostapd-update-uci ath0 WPS-PBC-ACTIVE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should run</text:p>
          </table:table-cell>
          <table:table-cell table:number-columns-repeated="6"/>
        </table:table-row>
        <table:table-row table:style-name="ro10">
          <table:table-cell/>
          <table:table-cell office:value-type="string" calcext:value-type="string">
            <text:p>cat /var/run/wifi-wps-enhc-extn.conf</text:p>
            <text:p>GLOBAL</text:p>
            <text:p>-:overwrite_ap_settings_all</text:p>
            <text:p>RADIO</text:p>
            <text:p>VAP</text:p>
            <text:p>ath0:0:120:wifi0</text:p>
            <text:p>VAP</text:p>
            <text:p>:0:120:wifi0</text:p>
            <text:p>RADIO</text:p>
            <text:p>VAP</text:p>
            <text:p>ath1:0:120:wifi1</text:p>
            <text:p>VAP</text:p>
            <text:p>ath11:0:120:wifi1</text:p>
            <text:p/>
          </table:table-cell>
          <table:table-cell table:number-columns-repeated="5"/>
          <table:table-cell office:value-type="string" calcext:value-type="string">
            <text:p>40-wsplcd          51-wps-reset       53-wps-repacd</text:p>
            <text:p>50-wps             52-wps-supplicant  54-wps-extender</text:p>
            <text:p/>
          </table:table-cell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splcd" table:style-name="ta1">
        <table:table-column table:style-name="co8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wsplcd</text:p>
          </table:table-cell>
        </table:table-row>
      </table:table>
      <table:table table:name="repacd.debug" table:style-name="ta1">
        <table:table-column table:style-name="co8" table:number-columns-repeated="2" table:default-cell-style-name="Default"/>
        <table:table-row table:style-name="ro1">
          <table:table-cell table:number-columns-repeated="2"/>
        </table:table-row>
        <table:table-row table:style-name="ro11">
          <table:table-cell office:value-type="string" calcext:value-type="string">
            <text:p>CAP Log</text:p>
          </table:table-cell>
          <table:table-cell office:value-type="string" calcext:value-type="string">
            <text:p>whc (repacd): starting WHC auto-configuration</text:p>
            <text:p>whc (repacd): Managed network: lan</text:p>
            <text:p>whc (repacd): Device type: RE</text:p>
            <text:p>whc (repacd): Reset lan VAPs</text:p>
            <text:p>whc (repacd): Using SON mode for GW Connected AP</text:p>
            <text:p>whc (repacd): Set VAP cfg083579 to Disabled=1</text:p>
            <text:p>whc (repacd): Set VAP cfg0a3579 to Disabled=1</text:p>
            <text:p>whc (repacd): Set VAP cfg033579 to Disabled=0</text:p>
            <text:p>whc (repacd): Set VAP cfg063579 to Disabled=0</text:p>
            <text:p>whc (repacd): Set radio wifi0 to QWrap DBDC Enabled=0</text:p>
            <text:p>whc (repacd): Set radio wifi1 to QWrap Enabled=0</text:p>
            <text:p>whc (repacd): Set radio wifi0 to DBDC Enabled=0</text:p>
            <text:p>whc (repacd): Set radio wifi1 to DBDC Enabled=0</text:p>
            <text:p>whc (repacd): Set iface cfg033579 to WDS=1</text:p>
            <text:p>whc (repacd): Set iface cfg033579 to QWrapAP=0</text:p>
            <text:p>whc (repacd): Set iface cfg033579 to BlockDFSChan=0</text:p>
            <text:p>whc (repacd): Set iface cfg033579 to RRM=1</text:p>
            <text:p>whc (repacd): Set iface cfg033579 to ExtAP=0</text:p>
            <text:p>whc (repacd): Set iface cfg063579 to WDS=1</text:p>
            <text:p>whc (repacd): Set iface cfg063579 to QWrapAP=0</text:p>
            <text:p>whc (repacd): Set iface cfg063579 to BlockDFSChan=0</text:p>
            <text:p>whc (repacd): Set iface cfg063579 to RRM=1</text:p>
            <text:p>whc (repacd): Set iface cfg063579 to ExtAP=0</text:p>
            <text:p>whc (repacd): Set iface cfg083579 to WDS=1</text:p>
            <text:p>whc (repacd): Set iface cfg083579 to ExtAP=0</text:p>
            <text:p>whc (repacd): Set iface cfg0a3579 to WDS=1</text:p>
            <text:p>whc (repacd): Set iface cfg0a3579 to ExtAP=0</text:p>
            <text:p>whc (repacd): Set wsplcd to REGISTRAR mode</text:p>
            <text:p>whc (repacd): Set wsplcd ManageVAPInd=0</text:p>
            <text:p>whc (repacd): Set wsplcd HyFiSecurity=1</text:p>
            <text:p>whc (repacd): Enabled security and configuration</text:p>
            <text:p>whc (repacd): Set hyd Mode=HYROUTER</text:p>
            <text:p>whc (repacd): Enabled Wi-Fi SON mode</text:p>
            <text:p>whc (repacd): Restarting network stack...</text:p>
            <text:p/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3:30:29.865164732</meta:creation-date>
    <dc:date>2017-04-19T19:10:09.529339035</dc:date>
    <meta:editing-duration>P2DT1H39M45S</meta:editing-duration>
    <meta:editing-cycles>6</meta:editing-cycles>
    <meta:generator>LibreOffice/5.1.6.2$Linux_X86_64 LibreOffice_project/10m0$Build-2</meta:generator>
    <meta:document-statistic meta:table-count="5" meta:cell-count="134" meta:object-count="0"/>
  </office:meta>
</office:document-meta>
</file>